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5d64" officeooo:paragraph-rsid="001a5d64"/>
    </style:style>
    <style:style style:name="P2" style:family="paragraph" style:parent-style-name="Standard">
      <style:text-properties officeooo:rsid="001c163a" officeooo:paragraph-rsid="001c163a"/>
    </style:style>
    <style:style style:name="T1" style:family="text">
      <style:text-properties officeooo:rsid="001c163a"/>
    </style:style>
    <style:style style:name="T2" style:family="text">
      <style:text-properties officeooo:rsid="001d0e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4.3 : au minimum, pour 6 personnes, il faut au minimum <text:span text:style-name="T2">8</text:span> <text:span text:style-name="T1">échanges</text:span>.</text:p>
      <text:p text:style-name="P1"/>
      <text:p text:style-name="P2">Question 4.4 : <text:span text:style-name="T2">pour 4 personnes, on a au minimum 4 échanges. L’on rajoute donc une clock afin de pouvoir mettre en place les nouvelles contraintes à l’aide d’invariants et de gardes. Toutefois, cela implique que l’on ne peut plus utiliser les états engagés (car ils sont intrinsèquement incompatible avec la notion d’invariant sur une clock). Pour régler ça, nous avons ajouter un boolean canCall indiquant si un appel peut être passé (s’il n’y en a pas déjà un en cours). Pour chaque transition appel, nous vérifions donc que canCall = true, et nous le mettons ensuite à false pour empêcher d’autre appel en parallèle. Finalement, nous remettons le booléen à true lors de la réponse afin de permettre un nouvel app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6:50:20.293553912</meta:creation-date>
    <dc:date>2018-12-13T17:25:48.380747178</dc:date>
    <meta:editing-duration>PT4M48S</meta:editing-duration>
    <meta:editing-cycles>4</meta:editing-cycles>
    <meta:generator>LibreOffice/6.0.6.2$Linux_X86_64 LibreOffice_project/00m0$Build-2</meta:generator>
    <meta:document-statistic meta:table-count="0" meta:image-count="0" meta:object-count="0" meta:page-count="1" meta:paragraph-count="2" meta:word-count="136" meta:character-count="793" meta:non-whitespace-character-count="659"/>
  </office:meta>
</office:document-meta>
</file>